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Lucida Bright" svg:font-family="Lucida Bright" style:font-family-generic="roman" style:font-pitch="variable" svg:panose-1="2 4 6 2 5 5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Lucida Bright" fo:font-size="18pt" style:font-size-asian="18pt" style:font-size-complex="18pt"/>
    </style:style>
    <style:style style:name="P2" style:parent-style-name="Standard" style:family="paragraph">
      <style:text-properties style:font-name="Lucida Bright" fo:font-size="11pt" style:font-size-asian="11pt" style:font-size-complex="11pt"/>
    </style:style>
    <style:style style:name="P3" style:parent-style-name="Standard" style:family="paragraph">
      <style:text-properties style:font-name="Lucida Bright" fo:font-size="11pt" style:font-size-asian="11pt" style:font-size-complex="11pt"/>
    </style:style>
    <style:style style:name="T4" style:parent-style-name="DefaultParagraphFont" style:family="text">
      <style:text-properties style:font-name="Lucida Bright" fo:color="#000000" fo:font-size="11pt" style:font-size-asian="11pt" style:font-size-complex="11pt"/>
    </style:style>
    <style:style style:name="P5" style:parent-style-name="Standard" style:family="paragraph">
      <style:text-properties style:font-name="Lucida Bright" fo:font-size="11pt" style:font-size-asian="11pt" style:font-size-complex="11pt"/>
    </style:style>
    <style:style style:name="T6" style:parent-style-name="DefaultParagraphFont" style:family="text">
      <style:text-properties style:font-name="Lucida Bright" fo:font-size="16pt" style:font-size-asian="16pt" style:font-size-complex="16pt"/>
    </style:style>
    <style:style style:name="T7" style:parent-style-name="DefaultParagraphFont" style:family="text">
      <style:text-properties style:font-name="Lucida Bright" fo:font-size="16pt" style:font-size-asian="16pt" style:font-size-complex="16pt"/>
    </style:style>
    <style:style style:name="P8" style:parent-style-name="Standard" style:family="paragraph">
      <style:text-properties style:font-name="Lucida Bright" fo:font-size="16pt" style:font-size-asian="16pt" style:font-size-complex="16pt"/>
    </style:style>
    <style:style style:name="P9" style:parent-style-name="Standard" style:family="paragraph">
      <style:text-properties style:font-name="Lucida Bright" fo:font-weight="bold" style:font-weight-asian="bold" style:font-weight-complex="bold" fo:font-size="15pt" style:font-size-asian="15pt" style:font-size-complex="15pt"/>
    </style:style>
    <style:style style:name="P10" style:parent-style-name="Standard" style:family="paragraph">
      <style:text-properties style:font-name="Lucida Bright" fo:font-size="11pt" style:font-size-asian="11pt" style:font-size-complex="11pt"/>
    </style:style>
    <style:style style:name="P11" style:parent-style-name="Standard" style:family="paragraph">
      <style:text-properties style:font-name="Lucida Bright" fo:font-size="11pt" style:font-size-asian="11pt" style:font-size-complex="11pt"/>
    </style:style>
    <style:style style:name="P12" style:parent-style-name="Standard" style:family="paragraph">
      <style:text-properties style:font-name="Lucida Bright" fo:font-size="14pt" style:font-size-asian="14pt" style:font-size-complex="14pt"/>
    </style:style>
    <style:style style:name="P13" style:parent-style-name="Standard" style:family="paragraph">
      <style:text-properties style:font-name="Lucida Bright" fo:font-size="14pt" style:font-size-asian="14pt" style:font-size-complex="14pt"/>
    </style:style>
    <style:style style:name="P14" style:parent-style-name="Standard" style:family="paragraph">
      <style:text-properties style:font-name="Lucida Bright" fo:font-size="14pt" style:font-size-asian="14pt" style:font-size-complex="14pt"/>
    </style:style>
    <style:style style:name="P15" style:parent-style-name="Standard" style:family="paragraph">
      <style:text-properties style:font-name="Lucida Bright" fo:font-weight="bold" style:font-weight-asian="bold" style:font-weight-complex="bold" fo:font-size="15pt" style:font-size-asian="15pt" style:font-size-complex="15pt"/>
    </style:style>
    <style:style style:name="P16" style:parent-style-name="Standard" style:family="paragraph">
      <style:text-properties style:font-name="Lucida Bright" fo:font-weight="bold" style:font-weight-asian="bold" style:font-weight-complex="bold" fo:font-size="15pt" style:font-size-asian="15pt" style:font-size-complex="15pt"/>
    </style:style>
    <style:style style:name="P17" style:parent-style-name="Standard" style:family="paragraph">
      <style:text-properties style:font-name="Lucida Bright" fo:font-size="11pt" style:font-size-asian="11pt" style:font-size-complex="11pt"/>
    </style:style>
    <style:style style:name="P18" style:parent-style-name="Standard" style:family="paragraph">
      <style:text-properties style:font-name="Lucida Bright" fo:font-size="11pt" style:font-size-asian="11pt" style:font-size-complex="11pt"/>
    </style:style>
    <style:style style:name="P19" style:parent-style-name="Standard" style:family="paragraph">
      <style:text-properties style:font-name="Lucida Bright" fo:font-size="14pt" style:font-size-asian="14pt" style:font-size-complex="14pt"/>
    </style:style>
    <style:style style:name="P20" style:parent-style-name="Standard" style:family="paragraph">
      <style:text-properties style:font-name="Lucida Bright" fo:font-size="14pt" style:font-size-asian="14pt" style:font-size-complex="14pt"/>
    </style:style>
    <style:style style:name="P21" style:parent-style-name="Standard" style:family="paragraph">
      <style:text-properties style:font-name="Lucida Bright" fo:font-size="14pt" style:font-size-asian="14pt" style:font-size-complex="14pt"/>
    </style:style>
    <style:style style:name="P22" style:parent-style-name="Standard" style:family="paragraph">
      <style:text-properties style:font-name="Lucida Bright" fo:font-size="14pt" style:font-size-asian="14pt" style:font-size-complex="14pt"/>
    </style:style>
    <style:style style:name="P23" style:parent-style-name="Standard" style:family="paragraph">
      <style:text-properties style:font-name="Lucida Bright" fo:font-weight="bold" style:font-weight-asian="bold" style:font-weight-complex="bold" fo:font-size="15pt" style:font-size-asian="15pt" style:font-size-complex="15pt"/>
    </style:style>
    <style:style style:name="P24" style:parent-style-name="Standard" style:family="paragraph">
      <style:text-properties style:font-name="Lucida Bright" fo:font-size="11pt" style:font-size-asian="11pt" style:font-size-complex="11pt"/>
    </style:style>
    <style:style style:name="P25" style:parent-style-name="Standard" style:family="paragraph">
      <style:text-properties style:font-name="Lucida Bright" fo:font-size="11pt" style:font-size-asian="11pt" style:font-size-complex="11pt"/>
    </style:style>
    <style:style style:name="P26" style:parent-style-name="Standard" style:family="paragraph">
      <style:text-properties style:font-name="Lucida Bright" fo:font-size="14pt" style:font-size-asian="14pt" style:font-size-complex="14pt"/>
    </style:style>
    <style:style style:name="P27" style:parent-style-name="Standard" style:family="paragraph">
      <style:text-properties style:font-name="Lucida Bright" fo:font-size="14pt" style:font-size-asian="14pt" style:font-size-complex="14pt"/>
    </style:style>
    <style:style style:name="P28" style:parent-style-name="Standard" style:family="paragraph">
      <style:text-properties style:font-name="Lucida Bright" fo:font-size="14pt" style:font-size-asian="14pt" style:font-size-complex="14pt"/>
    </style:style>
    <style:style style:name="P29" style:parent-style-name="Standard" style:family="paragraph">
      <style:text-properties style:font-name="Lucida Bright" fo:font-size="14pt" style:font-size-asian="14pt" style:font-size-complex="14pt"/>
    </style:style>
    <style:style style:name="P30" style:parent-style-name="Standard" style:family="paragraph">
      <style:text-properties style:font-name="Lucida Bright" fo:font-weight="bold" style:font-weight-asian="bold" style:font-weight-complex="bold" fo:font-size="15pt" style:font-size-asian="15pt" style:font-size-complex="15pt"/>
    </style:style>
    <style:style style:name="P31" style:parent-style-name="Standard" style:family="paragraph">
      <style:text-properties style:font-name="Lucida Bright" fo:font-size="11pt" style:font-size-asian="11pt" style:font-size-complex="11pt"/>
    </style:style>
    <style:style style:name="P32" style:parent-style-name="Standard" style:family="paragraph">
      <style:text-properties style:font-name="Lucida Bright" fo:font-size="11pt" style:font-size-asian="11pt" style:font-size-complex="11pt"/>
    </style:style>
    <style:style style:name="P33" style:parent-style-name="Standard" style:family="paragraph">
      <style:text-properties style:font-name="Lucida Bright" fo:font-size="14pt" style:font-size-asian="14pt" style:font-size-complex="14pt"/>
    </style:style>
    <style:style style:name="P34" style:parent-style-name="Standard" style:family="paragraph">
      <style:text-properties style:font-name="Lucida Bright" fo:font-size="14pt" style:font-size-asian="14pt" style:font-size-complex="14pt"/>
    </style:style>
    <style:style style:name="P35" style:parent-style-name="Standard" style:family="paragraph">
      <style:text-properties style:font-name="Lucida Bright" fo:font-size="14pt" style:font-size-asian="14pt" style:font-size-complex="14pt"/>
    </style:style>
    <style:style style:name="P36" style:parent-style-name="Standard" style:family="paragraph">
      <style:text-properties style:font-name="Lucida Bright" fo:font-size="18pt" style:font-size-asian="18pt" style:font-size-complex="18pt"/>
    </style:style>
    <style:style style:name="P37" style:parent-style-name="Standard" style:family="paragraph">
      <style:text-properties style:font-name="Lucida Bright" fo:font-size="18pt" style:font-size-asian="18pt" style:font-size-complex="18pt"/>
    </style:style>
    <style:style style:name="P38" style:parent-style-name="Standard" style:family="paragraph">
      <style:text-properties style:font-name="Lucida Bright" fo:font-size="18pt" style:font-size-asian="18pt" style:font-size-complex="18pt"/>
    </style:style>
    <style:style style:name="P39" style:parent-style-name="Standard" style:family="paragraph">
      <style:text-properties style:font-name="Lucida Bright" fo:font-size="18pt" style:font-size-asian="18pt" style:font-size-complex="18pt"/>
    </style:style>
    <style:style style:name="P40" style:parent-style-name="Standard" style:list-style-name="LFO1" style:family="paragraph">
      <style:text-properties style:font-name="Lucida Bright" fo:font-size="13pt" style:font-size-asian="13pt" style:font-size-complex="13pt"/>
    </style:style>
    <style:style style:name="P41" style:parent-style-name="Standard" style:list-style-name="LFO1" style:family="paragraph">
      <style:text-properties style:font-name="Lucida Bright" fo:font-size="13pt" style:font-size-asian="13pt" style:font-size-complex="13pt"/>
    </style:style>
    <style:style style:name="P42" style:parent-style-name="Standard" style:list-style-name="LFO1" style:family="paragraph">
      <style:text-properties style:font-name="Lucida Bright" fo:font-size="13pt" style:font-size-asian="13pt" style:font-size-complex="13pt"/>
    </style:style>
    <style:style style:name="P43" style:parent-style-name="Standard" style:list-style-name="LFO1" style:family="paragraph">
      <style:text-properties style:font-name="Lucida Bright" fo:font-size="13pt" style:font-size-asian="13pt" style:font-size-complex="13pt"/>
    </style:style>
    <style:style style:name="P44" style:parent-style-name="Standard" style:list-style-name="LFO1" style:family="paragraph">
      <style:text-properties style:font-name="Lucida Bright" fo:font-size="13pt" style:font-size-asian="13pt" style:font-size-complex="13pt"/>
    </style:style>
    <style:style style:name="P45" style:parent-style-name="Standard" style:list-style-name="LFO1" style:family="paragraph">
      <style:text-properties style:font-name="Lucida Bright" fo:font-size="13pt" style:font-size-asian="13pt" style:font-size-complex="13pt"/>
    </style:style>
    <style:style style:name="P46" style:parent-style-name="Standard" style:family="paragraph">
      <style:text-properties style:font-name="Lucida Bright" fo:font-size="16pt" style:font-size-asian="16pt" style:font-size-complex="16pt"/>
    </style:style>
    <style:style style:name="P47" style:parent-style-name="Standard" style:family="paragraph">
      <style:text-properties style:font-name="Lucida Bright" fo:font-size="18pt" style:font-size-asian="18pt" style:font-size-complex="18pt"/>
    </style:style>
    <style:style style:name="P48" style:parent-style-name="Standard" style:family="paragraph">
      <style:text-properties style:font-name="Lucida Bright" fo:font-weight="bold" style:font-weight-asian="bold" style:font-weight-complex="bold" fo:font-size="15pt" style:font-size-asian="15pt" style:font-size-complex="15pt"/>
    </style:style>
    <style:style style:name="P49" style:parent-style-name="Standard" style:family="paragraph">
      <style:text-properties style:font-name="Lucida Bright" fo:font-size="11pt" style:font-size-asian="11pt" style:font-size-complex="11pt"/>
    </style:style>
    <style:style style:name="T50" style:parent-style-name="DefaultParagraphFont" style:family="text">
      <style:text-properties style:font-name="Lucida Bright" fo:font-size="14pt" style:font-size-asian="14pt" style:font-size-complex="14pt"/>
    </style:style>
    <style:style style:name="T51" style:parent-style-name="DefaultParagraphFont" style:family="text">
      <style:text-properties style:font-name="Lucida Bright" style:text-position="super 53.5%" fo:font-size="14pt" style:font-size-asian="14pt" style:font-size-complex="14pt"/>
    </style:style>
    <style:style style:name="T52" style:parent-style-name="DefaultParagraphFont" style:family="text">
      <style:text-properties style:font-name="Lucida Bright" fo:font-size="14pt" style:font-size-asian="14pt" style:font-size-complex="14pt"/>
    </style:style>
    <style:style style:name="T53" style:parent-style-name="DefaultParagraphFont" style:family="text">
      <style:text-properties style:font-name="Lucida Bright" fo:font-size="14pt" style:font-size-asian="14pt" style:font-size-complex="14pt"/>
    </style:style>
    <style:style style:name="P54" style:parent-style-name="Standard" style:family="paragraph">
      <style:text-properties style:font-name="Lucida Bright" fo:font-weight="bold" style:font-weight-asian="bold" style:font-weight-complex="bold" fo:font-size="16pt" style:font-size-asian="16pt" style:font-size-complex="16pt"/>
    </style:style>
    <style:style style:name="P55" style:parent-style-name="Standard" style:family="paragraph">
      <style:text-properties style:font-name="Lucida Bright" fo:font-size="11pt" style:font-size-asian="11pt" style:font-size-complex="11pt"/>
    </style:style>
    <style:style style:name="P56" style:parent-style-name="Standard" style:family="paragraph">
      <style:text-properties style:font-name="Lucida Bright" fo:font-size="14pt" style:font-size-asian="14pt" style:font-size-complex="14pt"/>
    </style:style>
    <style:style style:name="P57" style:parent-style-name="Standard" style:family="paragraph">
      <style:text-properties style:font-name="Lucida Bright" fo:font-size="18pt" style:font-size-asian="18pt" style:font-size-complex="18pt"/>
    </style:style>
    <style:style style:name="P58" style:parent-style-name="Standard" style:family="paragraph">
      <style:text-properties style:font-name="Lucida Bright" fo:font-size="18pt" style:font-size-asian="18pt" style:font-size-complex="18pt"/>
    </style:style>
    <style:style style:name="P59" style:parent-style-name="Standard" style:family="paragraph">
      <style:text-properties style:font-name="Lucida Bright" fo:font-weight="bold" style:font-weight-asian="bold" style:font-weight-complex="bold" fo:font-size="15pt" style:font-size-asian="15pt" style:font-size-complex="15pt"/>
    </style:style>
    <style:style style:name="P60" style:parent-style-name="Standard" style:family="paragraph">
      <style:text-properties style:font-name="Lucida Bright" fo:font-weight="bold" style:font-weight-asian="bold" style:font-weight-complex="bold" fo:font-size="15pt" style:font-size-asian="15pt" style:font-size-complex="15pt"/>
    </style:style>
    <style:style style:name="P61" style:parent-style-name="Standard" style:family="paragraph">
      <style:text-properties style:font-name="Lucida Bright" fo:font-size="13pt" style:font-size-asian="13pt" style:font-size-complex="13pt"/>
    </style:style>
    <style:style style:name="P62" style:parent-style-name="Standard" style:family="paragraph">
      <style:text-properties style:font-name="Lucida Bright" fo:font-size="13pt" style:font-size-asian="13pt" style:font-size-complex="13pt"/>
    </style:style>
    <style:style style:name="P63" style:parent-style-name="Standard" style:family="paragraph">
      <style:text-properties style:font-name="Lucida Bright" fo:font-size="13pt" style:font-size-asian="13pt" style:font-size-complex="13pt"/>
    </style:style>
    <style:style style:name="P64" style:parent-style-name="Standard" style:family="paragraph">
      <style:text-properties style:font-name="Lucida Bright" fo:font-size="13pt" style:font-size-asian="13pt" style:font-size-complex="13pt"/>
    </style:style>
    <style:style style:name="P65" style:parent-style-name="Standard" style:family="paragraph">
      <style:text-properties style:font-name="Lucida Bright" fo:font-size="16pt" style:font-size-asian="16pt" style:font-size-complex="16pt"/>
    </style:style>
    <style:style style:name="P66" style:parent-style-name="Standard" style:family="paragraph">
      <style:text-properties style:font-name="Lucida Bright" fo:font-size="14pt" style:font-size-asian="14pt" style:font-size-complex="14pt"/>
    </style:style>
    <style:style style:name="P67" style:parent-style-name="Standard" style:family="paragraph">
      <style:text-properties style:font-name="Lucida Bright"/>
    </style:style>
    <style:style style:name="P68" style:parent-style-name="Standard" style:family="paragraph">
      <style:text-properties style:font-name="Lucida Bright" fo:font-size="14pt" style:font-size-asian="14pt" style:font-size-complex="14pt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ugustine O’Connor</text:p>
      <text:p text:style-name="P2">22117 Concession 2, K0C 1E0</text:p>
      <text:p text:style-name="P3">Bainsville, ON</text:p>
      <text:p text:style-name="Standard"><text:a xlink:href="mailto:laoc_@hotmail.com" office:target-frame-name="_top" xlink:show="replace"><text:span text:style-name="T4">laoc_@hotmail.com</text:span></text:a></text:p>
      <text:p text:style-name="P5">(613) 571-2824</text:p>
      <text:p text:style-name="Standard"><text:span text:style-name="T6"><draw:connector draw:type="line" svg:x1="0.04567in" svg:y1="0.33465in" svg:x2="6.96164in" svg:y2="0.33465in" draw:z-index="251658240" draw:id="id0" draw:style-name="a0" draw:name="Horizontal line 1" text:anchor-type="paragraph"><svg:title/><svg:desc/></draw:connector></text:span><text:span text:style-name="T7">Work Experience</text:span></text:p>
      <text:p text:style-name="P8"/>
      <text:p text:style-name="P9">Gas Station Attendant/Cashier</text:p>
      <text:p text:style-name="P10">Canadian Tire Gas+ Bar, Bainsville ONRoute</text:p>
      <text:p text:style-name="P11">March 2022<text:s/>–<text:s/>October 2022.</text:p>
      <text:p text:style-name="P12">1. Fulfill full-service gas transactions; including cashing out the customer, cleaning windows, and pumping gas.</text:p>
      <text:p text:style-name="P13">2. Study, follow, and update planograms for the sake of merchandising.</text:p>
      <text:p text:style-name="P14">3. Process lottery, tobacco, and vape transactions in English &amp; French.</text:p>
      <text:p text:style-name="P15"/>
      <text:p text:style-name="P16">Marketplace Shopkeeper</text:p>
      <text:p text:style-name="P17">Bainsville ONRoute (Market)</text:p>
      <text:p text:style-name="P18">May 2020 – October 2021.</text:p>
      <text:p text:style-name="P19">1. Stocked shelves, a walk-in<text:s/>fridge, ice cream cooler, freezer, and cooling island while simultaneously serving customers.</text:p>
      <text:p text:style-name="P20">2. Helped to locate specific items on customer requests, if not similar products for their purchase.</text:p>
      <text:p text:style-name="P21">3. Learned opening &amp; closing duties along with ordering stock.</text:p>
      <text:p text:style-name="P22"/>
      <text:p text:style-name="P23">Tim Horton’s Team Member</text:p>
      <text:p text:style-name="P24">Bainsville ONRoute (Tim’s)</text:p>
      <text:p text:style-name="P25">July 2017 – March 2020.</text:p>
      <text:p text:style-name="P26">1. Worked part-time during high school and full-time during summer vacation, balancing work with life.</text:p>
      <text:p text:style-name="P27">2. Developed a greater understanding of the French language due to location, co-workers &amp; customers, and environment.</text:p>
      <text:p text:style-name="P28">3. Fulfilled heavy lifting and moving to hot, cold, and dry storage units.</text:p>
      <text:p text:style-name="P29"/>
      <text:p text:style-name="P30">Leader In Training</text:p>
      <text:p text:style-name="P31">Rideau Hill Camp, Rideau, ON</text:p>
      <text:p text:style-name="P32">June 2017 to July 2017</text:p>
      <text:p text:style-name="P33">1. Completed 72-hour training course including WHMIS and basic first aid certification.</text:p>
      <text:p text:style-name="P34">2. Completed 72-hour placement, supervising campers night and day.</text:p>
      <text:p text:style-name="P35">3. Upheld the morals and values of the job by continually engaging with staff and campers, keeping communication key and clear.</text:p>
      <text:p text:style-name="P36"/>
      <text:p text:style-name="P37"/>
      <text:p text:style-name="P38">Skills</text:p>
      <text:p text:style-name="P39"/>
      <text:list text:style-name="LFO1" text:continue-numbering="true">
        <text:list-item>
          <text:p text:style-name="P40">Cashiering. (Debit/credit,<text:s/>all coins and bills, English and French.)</text:p>
        </text:list-item>
        <text:list-item>
          <text:p text:style-name="P41">Commercial cleaning (Sanitation of products, shelves, walls and floors.)</text:p>
        </text:list-item>
        <text:list-item>
          <text:p text:style-name="P42">Merchandising (Stocking properly, ordering items, checking for issues.)</text:p>
        </text:list-item>
        <text:list-item>
          <text:p text:style-name="P43">Multitasking (Serving customers &amp; cleaning, stocking, or<text:s/>ordering.)</text:p>
        </text:list-item>
        <text:list-item>
          <text:p text:style-name="P44">Customer service experience<text:s/>(Fast food, gas, grocery.)</text:p>
        </text:list-item>
        <text:list-item>
          <text:p text:style-name="P45">Labour intensive (Heavy lifting of 50+ lbs, extended periods of standing, accustomed to hot or cold working conditions.)</text:p>
        </text:list-item>
      </text:list>
      <text:p text:style-name="P46"/>
      <text:p text:style-name="P47">Certifications.</text:p>
      <text:p text:style-name="P48">Workplace Hazardous Materials Information System</text:p>
      <text:p text:style-name="P49">November 2019.</text:p>
      <text:p text:style-name="Standard"><text:span text:style-name="T50">Completed in the 11</text:span><text:span text:style-name="T51">th</text:span><text:span text:style-name="T52"><text:s/>grad</text:span><text:span text:style-name="T53">e as necessary to receive co-operative educational placement.</text:span></text:p>
      <text:p text:style-name="P54">Ontario Secondary School Diploma</text:p>
      <text:p text:style-name="P55">June 2020.</text:p>
      <text:p text:style-name="P56">Graduated amidst beginning of global pandemic as an Ontario Scholar with an 83% average, rewarded with Specialist High Skills Major in Arts and Culture, necessary training noted as work in makeup, work in technical staging, and maintenance of lighting &amp; sound equipment.</text:p>
      <text:p text:style-name="P57"/>
      <text:p text:style-name="P58">Education.</text:p>
      <text:p text:style-name="P59">Holy Trinity Catholic Secondary School. Cornwall, ON.</text:p>
      <text:p text:style-name="P60">September 2014-June 2020.</text:p>
      <text:p text:style-name="P61">Ontario Scholar Award.</text:p>
      <text:p text:style-name="P62">Specialist High<text:s/>Skills Major in Arts &amp; Culture.</text:p>
      <text:p text:style-name="P63">Graduated Valedictorian nominee with an average of 83%.</text:p>
      <text:p text:style-name="P64"/>
      <text:p text:style-name="P65">Personal Interests.</text:p>
      <text:p text:style-name="P66">Associated with Seaway Valley Theatre Company for 4 different musical theatre productions, avid rockhounder, other interests regard music, nature,<text:s/>and literature.</text:p>
      <text:p text:style-name="P67"/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Lucida Bright" svg:font-family="Lucida Bright" style:font-family-generic="roman" style:font-pitch="variable" svg:panose-1="2 4 6 2 5 5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ugustine O'Connor</meta:initial-creator>
    <dc:creator>Augustine O'Connor</dc:creator>
    <meta:creation-date>2023-09-27T13:43:00Z</meta:creation-date>
    <dc:date>2023-09-27T13:43:00Z</dc:date>
    <meta:print-date>2022-03-14T12:44:00Z</meta:print-date>
    <meta:template xlink:href="Normal.dotm" xlink:type="simple"/>
    <meta:editing-cycles>2</meta:editing-cycles>
    <meta:editing-duration>PT1560S</meta:editing-duration>
    <meta:document-statistic meta:page-count="2" meta:paragraph-count="5" meta:word-count="442" meta:character-count="2957" meta:row-count="21" meta:non-whitespace-character-count="2520"/>
  </office:meta>
</office:document-meta>
</file>